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5075" officeooo:paragraph-rsid="00105075"/>
    </style:style>
    <style:style style:name="P2" style:family="paragraph" style:parent-style-name="Preformatted_20_Text">
      <style:text-properties fo:font-weight="bold" officeooo:rsid="00105075" officeooo:paragraph-rsid="0010507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ESTRUTURAR DE DECISAO</text:p>
      <text:p text:style-name="P1"><text:tab/>- eh brigatorio o uso do "nenao" (else) fodac se nao vai usar.... </text:p>
      <text:p text:style-name="P1"><text:tab/>- eh obrigatorio o uso de chaves</text:p>
      <text:p text:style-name="P1"/>
      <text:p text:style-name="P1">sintaxe:</text:p>
      <text:p text:style-name="P1"/>
      <text:p text:style-name="P1">sera ( &lt;condicao&gt; ) {<text:tab/><text:tab/><text:tab/><text:tab/></text:p>
      <text:p text:style-name="P1"><text:tab/>&lt;intrucoes&gt;</text:p>
      <text:p text:style-name="P1">}</text:p>
      <text:p text:style-name="P1">nenao{</text:p>
      <text:p text:style-name="P1"><text:tab/>&lt;intrucoes&gt;<text:tab/><text:tab/></text:p>
      <text:p text:style-name="P1">}</text:p>
      <text:p text:style-name="P1"/>
      <text:p text:style-name="P2">ESTRUTURA DE REPETICAO enquanto</text:p>
      <text:p text:style-name="P1"><text:tab/>- eh obrigatorio o uso de chaves</text:p>
      <text:p text:style-name="P1"><text:tab/>- eh obrigatorio uso de condicao</text:p>
      <text:p text:style-name="P1"/>
      <text:p text:style-name="P1">sintaxe:</text:p>
      <text:p text:style-name="P1"><text:tab/>enquanto( &lt;condicao&gt;){</text:p>
      <text:p text:style-name="P1"><text:tab/><text:tab/>&lt;instrucoes&gt;</text:p>
      <text:p text:style-name="P1"><text:tab/>}</text:p>
      <text:p text:style-name="P1"/>
      <text:p text:style-name="P2"/>
      <text:p text:style-name="P2">FUNCOES</text:p>
      <text:p text:style-name="P1"><text:tab/>- usar "[funcao]" antes do nome da funcao</text:p>
      <text:p text:style-name="P1"><text:tab/>- acrescentar "()" apos o nome da funcao</text:p>
      <text:p text:style-name="P1"><text:tab/>- obrigatorio o uso de chaves</text:p>
      <text:p text:style-name="P1"/>
      <text:p text:style-name="P1">sintaxe:</text:p>
      <text:p text:style-name="P1"><text:tab/></text:p>
      <text:p text:style-name="P1">[funcao] nome(){</text:p>
      <text:p text:style-name="P1"><text:tab/>&lt;intrucoes&gt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1:47:34.257619674</dc:date>
    <meta:editing-duration>PT16S</meta:editing-duration>
    <meta:editing-cycles>1</meta:editing-cycles>
    <meta:document-statistic meta:table-count="0" meta:image-count="0" meta:object-count="0" meta:page-count="1" meta:paragraph-count="26" meta:word-count="84" meta:character-count="490" meta:non-whitespace-character-count="409"/>
    <meta:generator>LibreOffice/5.2.7.2$Linux_X86_64 LibreOffice_project/20m0$Build-2</meta:generator>
  </office:meta>
</office:document-meta>
</file>